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ourier New1" svg:font-family="'Courier New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/>
    </style:style>
    <style:style style:name="P2" style:family="paragraph">
      <style:paragraph-properties fo:margin-left="0cm" fo:margin-right="0cm" fo:text-indent="0cm"/>
      <style:text-properties fo:color="#ffffff" style:font-name="Arial Black" fo:font-size="58pt" fo:font-weight="bold" style:font-size-asian="58pt" style:font-weight-asian="bold" style:font-size-complex="58pt" style:font-weight-complex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text-outline="false" style:text-line-through-style="none" style:font-name="Arial Black" fo:font-size="58pt" fo:font-style="normal" fo:text-shadow="none" style:text-underline-style="none" fo:font-weight="bold" style:letter-kerning="true" style:font-name-asian="Lucida Sans Unicode" style:font-size-asian="58pt" style:font-style-asian="normal" style:font-weight-asian="bold" style:font-name-complex="Tahoma" style:font-size-complex="58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zywam Cię,</text:span><text:span text:style-name="T1"><text:line-break/></text:span><text:span text:style-name="T1">Duchu przyjdź!</text:span><text:span text:style-name="T1"><text:line-break/></text:span><text:span text:style-name="T1">Czekam wciąż, byś</text:span><text:span text:style-name="T1"><text:line-break/></text:span><text:span text:style-name="T1">dotknął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ołam Cię,</text:span><text:span text:style-name="T1"><text:line-break/></text:span><text:span text:style-name="T1">Panie przyjdź!</text:span><text:span text:style-name="T1"><text:line-break/></text:span><text:span text:style-name="T1">Jezu Zbawco</text:span><text:span text:style-name="T1"><text:line-break/></text:span><text:span text:style-name="T1">do dzieci Twy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ak spragniona</text:span><text:span text:style-name="T1"><text:line-break/></text:span><text:span text:style-name="T1">ziemia rosy</text:span><text:span text:style-name="T1"><text:line-break/></text:span><text:span text:style-name="T1">dusza ma,</text:span><text:span text:style-name="T1"><text:line-break/></text:span><text:span text:style-name="T1">Tylko Ty</text:span><text:span text:style-name="T1"><text:line-break/></text:span><text:span text:style-name="T1">możesz wypełnić</text:span><text:span text:style-name="T1"><text:line-break/></text:span><text:span text:style-name="T1">Serca głód,</text:span><text:span text:style-name="T1"><text:line-break/></text:span><text:span text:style-name="T1">Serca głód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łębio mórz,</text:span><text:span text:style-name="T1"><text:line-break/></text:span><text:span text:style-name="T1">Potęgo gór,</text:span><text:span text:style-name="T1"><text:line-break/></text:span><text:span text:style-name="T1">Boże mój</text:span><text:span text:style-name="T1"><text:line-break/></text:span><text:span text:style-name="T1">Nie mogę bez Twej</text:span><text:span text:style-name="T1"><text:line-break/></text:span><text:span text:style-name="T1">miłości żyć,</text:span><text:span text:style-name="T1"><text:line-break/></text:span><text:span text:style-name="T1">Nie chcę bez Ciebie ży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ak spragniona</text:span><text:span text:style-name="T1"><text:line-break/></text:span><text:span text:style-name="T1">ziemia rosy</text:span><text:span text:style-name="T1"><text:line-break/></text:span><text:span text:style-name="T1">dusza ma,</text:span><text:span text:style-name="T1"><text:line-break/></text:span><text:span text:style-name="T1">Tylko Ty</text:span><text:span text:style-name="T1"><text:line-break/></text:span><text:span text:style-name="T1">możesz wypełnić</text:span><text:span text:style-name="T1"><text:line-break/></text:span><text:span text:style-name="T1">Serca głód,</text:span><text:span text:style-name="T1"><text:line-break/></text:span><text:span text:style-name="T1">Serca głód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ourier New1" svg:font-family="'Courier New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ny" style:family="graphic">
      <style:paragraph-properties fo:margin-top="0.31cm" fo:margin-bottom="0.31cm" style:text-autospace="none"/>
    </style:style>
    <style:style style:name="Termin_20_definicji" style:display-name="Termin definicji" style:family="graphic">
      <style:paragraph-properties style:text-autospace="none"/>
    </style:style>
    <style:style style:name="Lista_20_definicji" style:display-name="Lista definicji" style:family="graphic">
      <style:paragraph-properties fo:margin-left="1.12cm" fo:margin-right="0cm" fo:text-indent="0cm" style:text-autospace="none"/>
    </style:style>
    <style:style style:name="Definicja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re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KOD" style:family="graphic">
      <style:paragraph-properties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Uwydatnienie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iperłącz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UżyteHiperłącze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lawiatura" style:family="graphic">
      <style:paragraph-properties style:text-autospace="none"/>
      <style:text-properties style:font-name="Courier New2" fo:font-size="10pt" fo:font-weight="bold" style:font-name-asian="Courier New2" style:font-size-asian="10pt" style:font-weight-asian="bold" style:font-name-complex="Courier New2" style:font-size-complex="10pt" style:font-weight-complex="bold"/>
    </style:style>
    <style:style style:name="Wstępnie_20_sformatowany" style:display-name="Wstępnie sformatowany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size="10pt" style:font-name-asian="Courier New2" style:font-size-asian="10pt" style:font-name-complex="Courier New2" style:font-size-complex="10pt"/>
    </style:style>
    <style:style style:name="Zagięcie_20_od_20_dołu_20_formularza" style:display-name="Zagięcie od dołu formularza" style:family="graphic">
      <style:paragraph-properties fo:text-align="center" style:text-autospace="none"/>
      <style:text-properties style:font-name="Arial2" fo:font-size="8pt" style:font-name-asian="Arial2" style:font-size-asian="8pt" style:font-name-complex="Arial2" style:font-size-complex="8pt"/>
    </style:style>
    <style:style style:name="Zagięcie_20_od_20_góry_20_formularza" style:display-name="Zagięcie od góry formularza" style:family="graphic">
      <style:paragraph-properties fo:text-align="center" style:text-autospace="none"/>
      <style:text-properties style:font-name="Arial2" fo:font-size="8pt" style:font-name-asian="Arial2" style:font-size-asian="8pt" style:font-name-complex="Arial2" style:font-size-complex="8pt"/>
    </style:style>
    <style:style style:name="Przykład" style:family="graphic">
      <style:paragraph-properties style:text-autospace="none"/>
      <style:text-properties style:font-name="Courier New2" style:font-name-asian="Courier New2" style:font-name-complex="Courier New2"/>
    </style:style>
    <style:style style:name="Pogrubienie" style:family="graphic">
      <style:paragraph-properties style:text-autospace="none"/>
      <style:text-properties fo:font-weight="bold" style:font-weight-asian="bold" style:font-weight-complex="bold"/>
    </style:style>
    <style:style style:name="Maszyna_20_do_20_pisania" style:display-name="Maszyna do pisania" style:family="graphic">
      <style:paragraph-properties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Zmienna" style:family="graphic">
      <style:paragraph-properties style:text-autospace="none"/>
      <style:text-properties fo:font-style="italic" style:font-style-asian="italic" style:font-style-complex="italic"/>
    </style:style>
    <style:style style:name="Tekst_20_oznakowany_20_jako_20_HTML" style:display-name="Tekst oznakowany jako HTML" style:family="graphic">
      <style:paragraph-properties style:text-autospace="none"/>
      <style:text-properties fo:color="#ff0000"/>
    </style:style>
    <style:style style:name="Komentarz" style:family="graphic">
      <style:paragraph-properties style:text-autospace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dc:date>2015-05-27T21:34:36.516000000</dc:date>
    <meta:editing-cycles>8</meta:editing-cycles>
    <meta:editing-duration>PT21M14S</meta:editing-duration>
    <meta:document-statistic meta:object-count="36"/>
    <meta:user-defined meta:name="Informacja 1"/>
    <meta:user-defined meta:name="Informacja 2"/>
    <meta:user-defined meta:name="Informacja 3"/>
    <meta:user-defined meta:name="Informacja 4"/>
  </office:meta>
</office:document-meta>
</file>